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3f2" officeooo:paragraph-rsid="001513f2"/>
    </style:style>
    <style:style style:name="P2" style:family="paragraph" style:parent-style-name="Standard">
      <style:text-properties style:font-name="Times New Roman" officeooo:rsid="0019e619" officeooo:paragraph-rsid="0019e619"/>
    </style:style>
    <style:style style:name="P3" style:family="paragraph" style:parent-style-name="Standard">
      <style:text-properties style:font-name="Times New Roman" officeooo:rsid="0019fed3" officeooo:paragraph-rsid="0019fed3"/>
    </style:style>
    <style:style style:name="P4" style:family="paragraph" style:parent-style-name="Standard">
      <style:text-properties officeooo:rsid="001a5f3e" officeooo:paragraph-rsid="001a5f3e"/>
    </style:style>
    <style:style style:name="P5" style:family="paragraph" style:parent-style-name="Standard">
      <style:text-properties officeooo:rsid="0019fed3" officeooo:paragraph-rsid="001a5f3e"/>
    </style:style>
    <style:style style:name="P6" style:family="paragraph" style:parent-style-name="Standard">
      <style:text-properties officeooo:rsid="0021cb91" officeooo:paragraph-rsid="0021cb91"/>
    </style:style>
    <style:style style:name="P7" style:family="paragraph" style:parent-style-name="Standard">
      <style:text-properties officeooo:rsid="001c54f2" officeooo:paragraph-rsid="001e214a"/>
    </style:style>
    <style:style style:name="P8" style:family="paragraph" style:parent-style-name="Standard">
      <style:text-properties officeooo:rsid="0025393b" officeooo:paragraph-rsid="0025393b"/>
    </style:style>
    <style:style style:name="P9" style:family="paragraph" style:parent-style-name="Standard">
      <style:text-properties officeooo:rsid="0025393b" officeooo:paragraph-rsid="0027a916"/>
    </style:style>
    <style:style style:name="P10" style:family="paragraph" style:parent-style-name="Standard">
      <style:text-properties officeooo:rsid="0027a916" officeooo:paragraph-rsid="0027a916"/>
    </style:style>
    <style:style style:name="P11" style:family="paragraph" style:parent-style-name="Standard">
      <style:text-properties officeooo:rsid="002820b3" officeooo:paragraph-rsid="002820b3"/>
    </style:style>
    <style:style style:name="P12" style:family="paragraph" style:parent-style-name="Standard">
      <style:text-properties officeooo:rsid="002820b3" officeooo:paragraph-rsid="0029fdcb"/>
    </style:style>
    <style:style style:name="P13" style:family="paragraph" style:parent-style-name="Standard">
      <style:text-properties officeooo:rsid="002b3a12" officeooo:paragraph-rsid="002b3a12"/>
    </style:style>
    <style:style style:name="P14" style:family="paragraph" style:parent-style-name="Standard">
      <style:text-properties officeooo:rsid="002c1474" officeooo:paragraph-rsid="002c1474"/>
    </style:style>
    <style:style style:name="P15" style:family="paragraph" style:parent-style-name="Standard">
      <style:text-properties officeooo:rsid="001513f2" officeooo:paragraph-rsid="001513f2"/>
    </style:style>
    <style:style style:name="P16" style:family="paragraph" style:parent-style-name="Standard">
      <style:text-properties style:font-name="Times New Roman" officeooo:rsid="002fc6f3" officeooo:paragraph-rsid="002fc6f3"/>
    </style:style>
    <style:style style:name="P17" style:family="paragraph" style:parent-style-name="Standard">
      <style:text-properties officeooo:rsid="0021cb91" officeooo:paragraph-rsid="0021cb91"/>
    </style:style>
    <style:style style:name="P18" style:family="paragraph" style:parent-style-name="Standard">
      <style:text-properties officeooo:rsid="0021cb91" officeooo:paragraph-rsid="001a5f3e"/>
    </style:style>
    <style:style style:name="P19" style:family="paragraph" style:parent-style-name="Standard">
      <style:text-properties officeooo:rsid="0031bb5b" officeooo:paragraph-rsid="0031bb5b"/>
    </style:style>
    <style:style style:name="P20" style:family="paragraph" style:parent-style-name="Standard">
      <style:text-properties officeooo:rsid="00341eee" officeooo:paragraph-rsid="00341eee"/>
    </style:style>
    <style:style style:name="P21" style:family="paragraph" style:parent-style-name="Standard">
      <style:text-properties officeooo:rsid="001a5f3e" officeooo:paragraph-rsid="001a5f3e"/>
    </style:style>
    <style:style style:name="P22" style:family="paragraph" style:parent-style-name="Standard">
      <style:text-properties officeooo:rsid="003455ff" officeooo:paragraph-rsid="003455ff"/>
    </style:style>
    <style:style style:name="T1" style:family="text">
      <style:text-properties officeooo:rsid="0019fed3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513f2"/>
    </style:style>
    <style:style style:name="T4" style:family="text">
      <style:text-properties style:font-name="Times New Roman" officeooo:rsid="001a5f3e"/>
    </style:style>
    <style:style style:name="T5" style:family="text">
      <style:text-properties officeooo:rsid="00186584"/>
    </style:style>
    <style:style style:name="T6" style:family="text">
      <style:text-properties officeooo:rsid="001e214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214a" style:font-weight-asian="bold" style:font-weight-complex="bold"/>
    </style:style>
    <style:style style:name="T9" style:family="text">
      <style:text-properties officeooo:rsid="0023c0d1"/>
    </style:style>
    <style:style style:name="T10" style:family="text">
      <style:text-properties officeooo:rsid="0025ac60"/>
    </style:style>
    <style:style style:name="T11" style:family="text">
      <style:text-properties officeooo:rsid="002820b3"/>
    </style:style>
    <style:style style:name="T12" style:family="text">
      <style:text-properties officeooo:rsid="0029fdcb"/>
    </style:style>
    <style:style style:name="T13" style:family="text">
      <style:text-properties officeooo:rsid="002c1474"/>
    </style:style>
    <style:style style:name="T14" style:family="text">
      <style:text-properties officeooo:rsid="003044c1"/>
    </style:style>
    <style:style style:name="T15" style:family="text">
      <style:text-properties officeooo:rsid="001c54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1:</text:p>
      <text:p text:style-name="P2">There were two viable methods to solving this problem and I tried both of them. The most straightforward method was to simply use the mystrings program on the fot3_1 executable. <text:span text:style-name="T9">This program works by scanning 8 bits of the input binary code at a time, and if the value is a valid ACII character, it is appended to the end of a string being built. As soon as a non-valid character is found, the program prints out the resulting string if its length is at least 4. It then continues the search.</text:span> This yielde<text:span text:style-name="T1">d a huge number of strings, so I searched for ones that related to the output of the program and found this block of strings: </text:span></text:p>
      <text:p text:style-name="P2"/>
      <text:p text:style-name="P3">KXpLARkvWIYIoPlAKGKEElTKvsBCI</text:p>
      <text:p text:style-name="P3">Sorry! Not correct!</text:p>
      <text:p text:style-name="P3">Congratulations!</text:p>
      <text:p text:style-name="P3"/>
      <text:p text:style-name="P3">The first string of this group was accepted by the program. </text:p>
      <text:p text:style-name="P5"><text:span text:style-name="T2">The alternate method of evaluating this program is to place a breakpoint at main, and then disassemble the output. Looking at the assembly code, there is a cmp. By placing a breakpoint slightly before this at <text:s text:c="3"/></text:span><text:span text:style-name="T3">0x08048307, </text:span><text:span text:style-name="T2">and then performing an x/s on </text:span><text:span text:style-name="T4">$esi, the output is "KxpLARkvWIYIoPlAKGKEElTKvsBCI".</text:span></text:p>
      <text:p text:style-name="P16">I examined esi because it is by convention the string base address register.</text:p>
      <text:p text:style-name="P1"/>
      <text:p text:style-name="P1"/>
      <text:p text:style-name="P4">Problem 2:</text:p>
      <text:p text:style-name="P22">First, I tried using mystrings on this program as in the prior program, and found no strings that looked promising. <text:span text:style-name="T15">I began </text:span>to<text:span text:style-name="T15"> solve this problem by placing a breakpoint at main, and then performing a disassemble on the code. I saw that a function call to function d was occurring at 0x804854a, so I placed a breakpoint at function d. I then disassembled function d, and placed a number of breakpoints at the entries to each function called within d, which included s, c, and f. Upon further examination of the code within d, I saw that there was a test of flags occurring at line 0x080485a0 immediately followed by a call and a je. Because of this, I put a breakpoint immediately before this line and once again examined $esi. I chose to examine esi because it is by convention the string base address register. The output of $esi was </text:span><text:span text:style-name="T8">3.141593</text:span><text:span text:style-name="T6">, which seemed unlikely to be purely coincidental. I therefore tested this as the input to function fot3_2, and was rewarded with a success message.</text:span></text:p>
      <text:p text:style-name="P7"/>
      <text:p text:style-name="P7"/>
      <text:p text:style-name="P8">Problem 3:</text:p>
      <text:p text:style-name="P8">This problem was very different from the other two. During my initial attempt I placed a breakpoint at main, but realized that there was no main function. I used “info file” to find the entry point, then placed a breakpoint at the entry point and tried to disassemble the code. However, I was thwarted again because I could not disassemble this function. </text:p>
      <text:p text:style-name="P8"/>
      <text:p text:style-name="P8">My next step was to use objdump to get the complete set of instructions within the file. I then went through the code line by line to understand the logic of the program, and determined that the following take place:</text:p>
      <text:p text:style-name="P8"/>
      <text:p text:style-name="P9">9 characters are input from the user. A counter at <text:s/>-0xc(%ebp) keeps track of how many characters have been input. One this has occurred, the characters are converted to lowercase <text:span text:style-name="T10">(if they are uppercase letters)</text:span>. <text:span text:style-name="T10">The resulting ASCII value then has 0x41 (65) subtracted from it. Note that if the ASCII value is already &lt; 0x41, this will cause the result of the subtraction to be a negative number. Next, a comparison </text:span><text:soft-page-break/><text:span text:style-name="T10">occurs between the results of the previous subtraction and 0x18 (24). If the value is less than 24 (but not negative), a jump will be skipped. </text:span></text:p>
      <text:p text:style-name="P9"/>
      <text:p text:style-name="P9"><text:span text:style-name="T10">If the jump is skipped, the value will then be used as a shift for 0x1. So, if the value is 20, the result of the shift is 0x100000. The result of this shift is then bit-wise anded with 0x1104111 and if the result is non-zero, a second counter is incremented. </text:span></text:p>
      <text:p text:style-name="P9"/>
      <text:p text:style-name="P10">In order for the password to be accepted, this second counter must be incremented 3 and only 3 times. <text:span text:style-name="T11">If the string fulfills this, it will be accepted.</text:span></text:p>
      <text:p text:style-name="P10"/>
      <text:p text:style-name="P11">The ASCII characters that would be considered valid characters to increment the second counter are uppercase A-Y. The problem is that because the characters are first converted to lowercase, NO VALID CHARACTERS exist that can increment the second counter. Therefore, there exist no valid passwords.</text:p>
      <text:p text:style-name="P12"><text:line-break/><text:span text:style-name="T12">To confirm this is the correct conclusion, I changed the subtraction immediate from 0x41to 0x21 by performing set *(char*) 0x080484aa = 0x21. This then allows ASCII characters of ! through 6 to be considered valid by the above test, and then be used as a shift and anded. As a result of this, 5 yields a valid shift amount (0x1 shifted by 20 = 0x100000, which then anded results in a non-negative number). Then, a valid answer would be something of the form 555111111, or anything with 3 valid numbers that allow for shifts and subtractions to pass respective tests. 555111111 does in fact result in a success message when the subtraction immediate is changed to 0x21.</text:span></text:p>
      <text:p text:style-name="P12"/>
      <text:p text:style-name="P13">In conclusion, <text:span text:style-name="T7">no valid solutions exist</text:span> <text:span text:style-name="T13">due to the conversion of upper case characters to lower case character. </text:span></text:p>
      <text:p text:style-name="P14"/>
      <text:p text:style-name="P14">I have included below my full dissection of the logic of this code. </text:p>
      <text:p text:style-name="P4"/>
      <text:p text:style-name="P4"/>
      <text:p text:style-name="P18"/>
      <text:p text:style-name="P19">Changing the subtraction immediate:</text:p>
      <text:p text:style-name="P19"/>
      <text:p text:style-name="P6">Reading symbols from fot3_3...(no debugging symbols found)...done.</text:p>
      <text:p text:style-name="P6">(gdb) b *0x080484a8</text:p>
      <text:p text:style-name="P6">Breakpoint 1 at 0x80484a8</text:p>
      <text:p text:style-name="P6">(gdb) set *(char*) 0x080484aa = 0x21</text:p>
      <text:p text:style-name="P6">Cannot access memory at address 0x80484aa</text:p>
      <text:p text:style-name="P6">(gdb) b *0x080483a0</text:p>
      <text:p text:style-name="P6">Breakpoint 2 at 0x80483a0</text:p>
      <text:p text:style-name="P6">(gdb) c</text:p>
      <text:p text:style-name="P6">The program is not being run.</text:p>
      <text:p text:style-name="P6">(gdb) r</text:p>
      <text:p text:style-name="P6">Starting program: /home/forbes/OneDrive/CS449/Project2/fot3_3 </text:p>
      <text:p text:style-name="P6"/>
      <text:p text:style-name="P6">Breakpoint 2, 0x080483a0 in ?? ()</text:p>
      <text:p text:style-name="P6">(gdb) set *(char*) 0x080484aa = 0x21</text:p>
      <text:p text:style-name="P6">(gdb) c</text:p>
      <text:p text:style-name="P6">Continuing.</text:p>
      <text:p text:style-name="P6">5551111111111</text:p>
      <text:p text:style-name="P6"/>
      <text:p text:style-name="P6"><text:soft-page-break/>Breakpoint 1, 0x080484a8 in ?? ()</text:p>
      <text:p text:style-name="P6">(gdb) c</text:p>
      <text:p text:style-name="P6">Continuing.</text:p>
      <text:p text:style-name="P6">…. <text:span text:style-name="T14">mutiple continues later</text:span></text:p>
      <text:p text:style-name="P6"/>
      <text:p text:style-name="P6">Continuing.</text:p>
      <text:p text:style-name="P6">Congratulations!</text:p>
      <text:p text:style-name="P6">Unlocked with passphrase 5551111111</text:p>
      <text:p text:style-name="P6">[Inferior 1 (process 4049) exited with code 06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0"/>
      <text:p text:style-name="P20">fot3_3: <text:s text:c="4"/>file format elf32-i386</text:p>
      <text:p text:style-name="P20"/>
      <text:p text:style-name="P20"/>
      <text:p text:style-name="P20">Disassembly of section .init:</text:p>
      <text:p text:style-name="P20"/>
      <text:p text:style-name="P20">080482f8 &lt;.init&gt;:</text:p>
      <text:p text:style-name="P20"><text:s/>80482f8:<text:tab/>55 <text:s text:c="18"/><text:tab/>push <text:s text:c="2"/>%ebp</text:p>
      <text:p text:style-name="P20"><text:s/>80482f9:<text:tab/>89 e5 <text:s text:c="15"/><text:tab/>mov <text:s text:c="3"/>%esp,%ebp</text:p>
      <text:p text:style-name="P20"><text:s/>80482fb:<text:tab/>53 <text:s text:c="18"/><text:tab/>push <text:s text:c="2"/>%ebx</text:p>
      <text:p text:style-name="P20"><text:s/>80482fc:<text:tab/>83 ec 04 <text:s text:c="12"/><text:tab/>sub <text:s text:c="3"/>$0x4,%esp</text:p>
      <text:p text:style-name="P20"><text:s/>80482ff:<text:tab/>e8 00 00 00 00 <text:s text:c="6"/><text:tab/>call <text:s text:c="2"/>8048304 &lt;getchar@plt-0x34&gt;</text:p>
      <text:p text:style-name="P20"><text:s/>8048304:<text:tab/>5b <text:s text:c="18"/><text:tab/>pop <text:s text:c="3"/>%ebx</text:p>
      <text:p text:style-name="P20"><text:s/>8048305:<text:tab/>81 c3 d0 14 00 00 <text:s text:c="3"/><text:tab/>add <text:s text:c="3"/>$0x14d0,%ebx</text:p>
      <text:p text:style-name="P20"><text:s/>804830b:<text:tab/>8b 93 fc ff ff ff <text:s text:c="3"/><text:tab/>mov <text:s text:c="3"/>-0x4(%ebx),%edx</text:p>
      <text:p text:style-name="P20"><text:s/>8048311:<text:tab/>85 d2 <text:s text:c="15"/><text:tab/>test <text:s text:c="2"/>%edx,%edx</text:p>
      <text:p text:style-name="P20"><text:s/>8048313:<text:tab/>74 05 <text:s text:c="15"/><text:tab/>je <text:s text:c="4"/>804831a &lt;getchar@plt-0x1e&gt;</text:p>
      <text:p text:style-name="P20"><text:s/>8048315:<text:tab/>e8 2e 00 00 00 <text:s text:c="6"/><text:tab/>call <text:s text:c="2"/>8048348 &lt;__gmon_start__@plt&gt;</text:p>
      <text:p text:style-name="P20"><text:s/>804831a:<text:tab/>e8 11 01 00 00 <text:s text:c="6"/><text:tab/>call <text:s text:c="2"/>8048430 &lt;tolower@plt+0xa8&gt;</text:p>
      <text:p text:style-name="P20"><text:s/>804831f:<text:tab/>e8 8c 02 00 00 <text:s text:c="6"/><text:tab/>call <text:s text:c="2"/>80485b0 &lt;tolower@plt+0x228&gt;</text:p>
      <text:p text:style-name="P20"><text:s/>8048324:<text:tab/>58 <text:s text:c="18"/><text:tab/>pop <text:s text:c="3"/>%eax</text:p>
      <text:p text:style-name="P20"><text:s/>8048325:<text:tab/>5b <text:s text:c="18"/><text:tab/>pop <text:s text:c="3"/>%ebx</text:p>
      <text:p text:style-name="P20"><text:s/>8048326:<text:tab/>c9 <text:s text:c="18"/><text:tab/>leave <text:s/></text:p>
      <text:p text:style-name="P20"><text:s/>8048327:<text:tab/>c3 <text:s text:c="18"/><text:tab/>ret <text:s text:c="3"/></text:p>
      <text:p text:style-name="P20"/>
      <text:p text:style-name="P20">Disassembly of section .plt:</text:p>
      <text:p text:style-name="P20"/>
      <text:p text:style-name="P20">08048328 &lt;getchar@plt-0x10&gt;:</text:p>
      <text:p text:style-name="P20"><text:s/>8048328:<text:tab/>ff 35 d8 97 04 08 <text:s text:c="3"/><text:tab/>pushl <text:s/>0x80497d8</text:p>
      <text:p text:style-name="P20"><text:s/>804832e:<text:tab/>ff 25 dc 97 04 08 <text:s text:c="3"/><text:tab/>jmp <text:s text:c="3"/>*0x80497dc</text:p>
      <text:p text:style-name="P20"><text:s/>8048334:<text:tab/>00 00 <text:s text:c="15"/><text:tab/>add <text:s text:c="3"/>%al,(%eax)</text:p>
      <text:p text:style-name="P20"><text:tab/>...</text:p>
      <text:p text:style-name="P20"/>
      <text:p text:style-name="P20">08048338 &lt;getchar@plt&gt;:</text:p>
      <text:p text:style-name="P20"><text:s/>8048338:<text:tab/>ff 25 e0 97 04 08 <text:s text:c="3"/><text:tab/>jmp <text:s text:c="3"/>*0x80497e0</text:p>
      <text:p text:style-name="P20"><text:s/>804833e:<text:tab/>68 00 00 00 00 <text:s text:c="6"/><text:tab/>push <text:s text:c="2"/>$0x0</text:p>
      <text:p text:style-name="P20"><text:s/>8048343:<text:tab/>e9 e0 ff ff ff <text:s text:c="6"/><text:tab/>jmp <text:s text:c="3"/>8048328 &lt;getchar@plt-0x10&gt;</text:p>
      <text:p text:style-name="P20"/>
      <text:p text:style-name="P20">08048348 &lt;__gmon_start__@plt&gt;:</text:p>
      <text:p text:style-name="P20"><text:s/>8048348:<text:tab/>ff 25 e4 97 04 08 <text:s text:c="3"/><text:tab/>jmp <text:s text:c="3"/>*0x80497e4</text:p>
      <text:p text:style-name="P20"><text:s/>804834e:<text:tab/>68 08 00 00 00 <text:s text:c="6"/><text:tab/>push <text:s text:c="2"/>$0x8</text:p>
      <text:p text:style-name="P20"><text:s/>8048353:<text:tab/>e9 d0 ff ff ff <text:s text:c="6"/><text:tab/>jmp <text:s text:c="3"/>8048328 &lt;getchar@plt-0x10&gt;</text:p>
      <text:p text:style-name="P20"/>
      <text:p text:style-name="P20">08048358 &lt;__libc_start_main@plt&gt;:</text:p>
      <text:p text:style-name="P20"><text:s/>8048358:<text:tab/>ff 25 e8 97 04 08 <text:s text:c="3"/><text:tab/>jmp <text:s text:c="3"/>*0x80497e8</text:p>
      <text:p text:style-name="P20"><text:s/>804835e:<text:tab/>68 10 00 00 00 <text:s text:c="6"/><text:tab/>push <text:s text:c="2"/>$0x10</text:p>
      <text:p text:style-name="P20"><text:s/>8048363:<text:tab/>e9 c0 ff ff ff <text:s text:c="6"/><text:tab/>jmp <text:s text:c="3"/>8048328 &lt;getchar@plt-0x10&gt;</text:p>
      <text:p text:style-name="P20"><text:soft-page-break/></text:p>
      <text:p text:style-name="P20">08048368 &lt;printf@plt&gt;:</text:p>
      <text:p text:style-name="P20"><text:s/>8048368:<text:tab/>ff 25 ec 97 04 08 <text:s text:c="3"/><text:tab/>jmp <text:s text:c="3"/>*0x80497ec</text:p>
      <text:p text:style-name="P20"><text:s/>804836e:<text:tab/>68 18 00 00 00 <text:s text:c="6"/><text:tab/>push <text:s text:c="2"/>$0x18</text:p>
      <text:p text:style-name="P20"><text:s/>8048373:<text:tab/>e9 b0 ff ff ff <text:s text:c="6"/><text:tab/>jmp <text:s text:c="3"/>8048328 &lt;getchar@plt-0x10&gt;</text:p>
      <text:p text:style-name="P20"/>
      <text:p text:style-name="P20">08048378 &lt;puts@plt&gt;:</text:p>
      <text:p text:style-name="P20"><text:s/>8048378:<text:tab/>ff 25 f0 97 04 08 <text:s text:c="3"/><text:tab/>jmp <text:s text:c="3"/>*0x80497f0</text:p>
      <text:p text:style-name="P20"><text:s/>804837e:<text:tab/>68 20 00 00 00 <text:s text:c="6"/><text:tab/>push <text:s text:c="2"/>$0x20</text:p>
      <text:p text:style-name="P20"><text:s/>8048383:<text:tab/>e9 a0 ff ff ff <text:s text:c="6"/><text:tab/>jmp <text:s text:c="3"/>8048328 &lt;getchar@plt-0x10&gt;</text:p>
      <text:p text:style-name="P20"/>
      <text:p text:style-name="P20">08048388 &lt;tolower@plt&gt;:</text:p>
      <text:p text:style-name="P20"><text:s/>8048388:<text:tab/>ff 25 f4 97 04 08 <text:s text:c="3"/><text:tab/>jmp <text:s text:c="3"/>*0x80497f4</text:p>
      <text:p text:style-name="P20"><text:s/>804838e:<text:tab/>68 28 00 00 00 <text:s text:c="6"/><text:tab/>push <text:s text:c="2"/>$0x28</text:p>
      <text:p text:style-name="P20"><text:s/>8048393:<text:tab/>e9 90 ff ff ff <text:s text:c="6"/><text:tab/>jmp <text:s text:c="3"/>8048328 &lt;getchar@plt-0x10&gt;</text:p>
      <text:p text:style-name="P20"/>
      <text:p text:style-name="P20">Disassembly of section .text:</text:p>
      <text:p text:style-name="P20"/>
      <text:p text:style-name="P20">080483a0 &lt;.text&gt;:</text:p>
      <text:p text:style-name="P20"><text:s/>80483a0:<text:tab/>31 ed <text:s text:c="15"/><text:tab/>xor <text:s text:c="3"/>%ebp,%ebp<text:tab/><text:tab/><text:tab/>Setting<text:tab/>up the stack<text:tab/><text:tab/><text:tab/></text:p>
      <text:p text:style-name="P20"><text:s/>80483a2:<text:tab/>5e <text:s text:c="18"/><text:tab/>pop <text:s text:c="3"/>%esi<text:tab/><text:tab/><text:tab/><text:tab/></text:p>
      <text:p text:style-name="P20"><text:s/>80483a3:<text:tab/>89 e1 <text:s text:c="15"/><text:tab/>mov <text:s text:c="3"/>%esp,%ecx</text:p>
      <text:p text:style-name="P20"><text:s/>80483a5:<text:tab/>83 e4 f0 <text:s text:c="12"/><text:tab/>and <text:s text:c="3"/>$0xfffffff0,%esp<text:tab/><text:tab/><text:tab/>Doing the logic discussed in class to make sure that stack frame begins on a multiple of 16</text:p>
      <text:p text:style-name="P20"><text:s/>80483a8:<text:tab/>50 <text:s text:c="18"/><text:tab/>push <text:s text:c="2"/>%eax<text:tab/><text:tab/><text:tab/><text:tab/></text:p>
      <text:p text:style-name="P20"><text:s/>80483a9:<text:tab/>54 <text:s text:c="18"/><text:tab/>push <text:s text:c="2"/>%esp</text:p>
      <text:p text:style-name="P20"><text:s/>80483aa:<text:tab/>52 <text:s text:c="18"/><text:tab/>push <text:s text:c="2"/>%edx</text:p>
      <text:p text:style-name="P20"><text:s/>80483ab:<text:tab/>68 40 85 04 08 <text:s text:c="6"/><text:tab/>push <text:s text:c="2"/>$0x8048540</text:p>
      <text:p text:style-name="P20"><text:s/>80483b0:<text:tab/>68 50 85 04 08 <text:s text:c="6"/><text:tab/>push <text:s text:c="2"/>$0x8048550</text:p>
      <text:p text:style-name="P20"><text:s/>80483b5:<text:tab/>51 <text:s text:c="18"/><text:tab/>push <text:s text:c="2"/>%ecx</text:p>
      <text:p text:style-name="P20"><text:s/>80483b6:<text:tab/>56 <text:s text:c="18"/><text:tab/>push <text:s text:c="2"/>%esi <text:tab/></text:p>
      <text:p text:style-name="P20"><text:s/>80483b7:<text:tab/>68 24 85 04 08 <text:s text:c="6"/><text:tab/>push <text:s text:c="2"/>$0x8048524</text:p>
      <text:p text:style-name="P20"><text:s/>80483bc:<text:tab/>e8 97 ff ff ff <text:s text:c="6"/><text:tab/>call <text:s text:c="2"/>8048358 &lt;__libc_start_main@plt&gt;</text:p>
      <text:p text:style-name="P20"><text:s/>80483c1:<text:tab/>f4 <text:s text:c="18"/><text:tab/>hlt <text:s text:c="3"/></text:p>
      <text:p text:style-name="P20"/>
      <text:p text:style-name="P20"/>
      <text:p text:style-name="P20"/>
      <text:p text:style-name="P20"><text:s/>80483c2:<text:tab/>90 <text:s text:c="18"/><text:tab/>nop</text:p>
      <text:p text:style-name="P20"><text:s/>80483c3:<text:tab/>90 <text:s text:c="18"/><text:tab/>nop</text:p>
      <text:p text:style-name="P20"><text:s/>80483c4:<text:tab/>90 <text:s text:c="18"/><text:tab/>nop</text:p>
      <text:p text:style-name="P20"><text:s/>80483c5:<text:tab/>90 <text:s text:c="18"/><text:tab/>nop</text:p>
      <text:p text:style-name="P20"><text:s/>80483c6:<text:tab/>90 <text:s text:c="18"/><text:tab/>nop</text:p>
      <text:p text:style-name="P20"><text:s/>80483c7:<text:tab/>90 <text:s text:c="18"/><text:tab/>nop</text:p>
      <text:p text:style-name="P20"><text:s/>80483c8:<text:tab/>90 <text:s text:c="18"/><text:tab/>nop</text:p>
      <text:p text:style-name="P20"><text:s/>80483c9:<text:tab/>90 <text:s text:c="18"/><text:tab/>nop</text:p>
      <text:p text:style-name="P20"><text:s/>80483ca:<text:tab/>90 <text:s text:c="18"/><text:tab/>nop</text:p>
      <text:p text:style-name="P20"><text:s/>80483cb:<text:tab/>90 <text:s text:c="18"/><text:tab/>nop</text:p>
      <text:p text:style-name="P20"><text:s/>80483cc:<text:tab/>90 <text:s text:c="18"/><text:tab/>nop</text:p>
      <text:p text:style-name="P20"><text:s/>80483cd:<text:tab/>90 <text:s text:c="18"/><text:tab/>nop</text:p>
      <text:p text:style-name="P20"><text:soft-page-break/><text:s/>80483ce:<text:tab/>90 <text:s text:c="18"/><text:tab/>nop</text:p>
      <text:p text:style-name="P20"><text:s/>80483cf:<text:tab/>90 <text:s text:c="18"/><text:tab/>nop</text:p>
      <text:p text:style-name="P20"/>
      <text:p text:style-name="P20"/>
      <text:p text:style-name="P20"><text:s/>80483d0:<text:tab/>55 <text:s text:c="18"/><text:tab/>push <text:s text:c="2"/>%ebp</text:p>
      <text:p text:style-name="P20"><text:s/>80483d1:<text:tab/>89 e5 <text:s text:c="15"/><text:tab/>mov <text:s text:c="3"/>%esp,%ebp</text:p>
      <text:p text:style-name="P20"><text:s/>80483d3:<text:tab/>53 <text:s text:c="18"/><text:tab/>push <text:s text:c="2"/>%ebx</text:p>
      <text:p text:style-name="P20"><text:s/>80483d4:<text:tab/>83 ec 04 <text:s text:c="12"/><text:tab/>sub <text:s text:c="3"/>$0x4,%esp</text:p>
      <text:p text:style-name="P20"><text:s/>80483d7:<text:tab/>80 3d fc 97 04 08 00 <text:tab/>cmpb <text:s text:c="2"/>$0x0,0x80497fc</text:p>
      <text:p text:style-name="P20"><text:s/>80483de:<text:tab/>75 3f <text:s text:c="15"/><text:tab/>jne <text:s text:c="3"/>804841f &lt;tolower@plt+0x97&gt;</text:p>
      <text:p text:style-name="P20"><text:s/>80483e0:<text:tab/>a1 00 98 04 08 <text:s text:c="6"/><text:tab/>mov <text:s text:c="3"/>0x8049800,%eax</text:p>
      <text:p text:style-name="P20"><text:s/>80483e5:<text:tab/>bb 00 97 04 08 <text:s text:c="6"/><text:tab/>mov <text:s text:c="3"/>$0x8049700,%ebx</text:p>
      <text:p text:style-name="P20"><text:s/>80483ea:<text:tab/>81 eb fc 96 04 08 <text:s text:c="3"/><text:tab/>sub <text:s text:c="3"/>$0x80496fc,%ebx</text:p>
      <text:p text:style-name="P20"><text:s/>80483f0:<text:tab/>c1 fb 02 <text:s text:c="12"/><text:tab/>sar <text:s text:c="3"/>$0x2,%ebx</text:p>
      <text:p text:style-name="P20"><text:s/>80483f3:<text:tab/>83 eb 01 <text:s text:c="12"/><text:tab/>sub <text:s text:c="3"/>$0x1,%ebx</text:p>
      <text:p text:style-name="P20"><text:s/>80483f6:<text:tab/>39 d8 <text:s text:c="15"/><text:tab/>cmp <text:s text:c="3"/>%ebx,%eax</text:p>
      <text:p text:style-name="P20"><text:s/>80483f8:<text:tab/>73 1e <text:s text:c="15"/><text:tab/>jae <text:s text:c="3"/>8048418 &lt;tolower@plt+0x90&gt;</text:p>
      <text:p text:style-name="P20"><text:s/>80483fa:<text:tab/>8d b6 00 00 00 00 <text:s text:c="3"/><text:tab/>lea <text:s text:c="3"/>0x0(%esi),%esi</text:p>
      <text:p text:style-name="P20"><text:s/>8048400:<text:tab/>83 c0 01 <text:s text:c="12"/><text:tab/>add <text:s text:c="3"/>$0x1,%eax</text:p>
      <text:p text:style-name="P20"><text:s/>8048403:<text:tab/>a3 00 98 04 08 <text:s text:c="6"/><text:tab/>mov <text:s text:c="3"/>%eax,0x8049800</text:p>
      <text:p text:style-name="P20"><text:s/>8048408:<text:tab/>ff 14 85 fc 96 04 08 <text:tab/>call <text:s text:c="2"/>*0x80496fc(,%eax,4)</text:p>
      <text:p text:style-name="P20"><text:s/>804840f:<text:tab/>a1 00 98 04 08 <text:s text:c="6"/><text:tab/>mov <text:s text:c="3"/>0x8049800,%eax</text:p>
      <text:p text:style-name="P20"><text:s/>8048414:<text:tab/>39 d8 <text:s text:c="15"/><text:tab/>cmp <text:s text:c="3"/>%ebx,%eax</text:p>
      <text:p text:style-name="P20"><text:s/>8048416:<text:tab/>72 e8 <text:s text:c="15"/><text:tab/>jb <text:s text:c="4"/>8048400 &lt;tolower@plt+0x78&gt;</text:p>
      <text:p text:style-name="P20"><text:s/>8048418:<text:tab/>c6 05 fc 97 04 08 01 <text:tab/>movb <text:s text:c="2"/>$0x1,0x80497fc</text:p>
      <text:p text:style-name="P20"><text:s/>804841f:<text:tab/>83 c4 04 <text:s text:c="12"/><text:tab/>add <text:s text:c="3"/>$0x4,%esp</text:p>
      <text:p text:style-name="P20"><text:s/>8048422:<text:tab/>5b <text:s text:c="18"/><text:tab/>pop <text:s text:c="3"/>%ebx</text:p>
      <text:p text:style-name="P20"><text:s/>8048423:<text:tab/>5d <text:s text:c="18"/><text:tab/>pop <text:s text:c="3"/>%ebp</text:p>
      <text:p text:style-name="P20"><text:s/>8048424:<text:tab/>c3 <text:s text:c="18"/><text:tab/>ret <text:s text:c="3"/></text:p>
      <text:p text:style-name="P20"><text:s/>8048425:<text:tab/>8d 74 26 00 <text:s text:c="9"/><text:tab/>lea <text:s text:c="3"/>0x0(%esi,%eiz,1),%esi</text:p>
      <text:p text:style-name="P20"><text:s/>8048429:<text:tab/>8d bc 27 00 00 00 00 <text:tab/>lea <text:s text:c="3"/>0x0(%edi,%eiz,1),%edi</text:p>
      <text:p text:style-name="P20"><text:s/>8048430:<text:tab/>55 <text:s text:c="18"/><text:tab/>push <text:s text:c="2"/>%ebp</text:p>
      <text:p text:style-name="P20"><text:s/>8048431:<text:tab/>89 e5 <text:s text:c="15"/><text:tab/>mov <text:s text:c="3"/>%esp,%ebp</text:p>
      <text:p text:style-name="P20"><text:s/>8048433:<text:tab/>83 ec 18 <text:s text:c="12"/><text:tab/>sub <text:s text:c="3"/>$0x18,%esp</text:p>
      <text:p text:style-name="P20"><text:s/>8048436:<text:tab/>a1 04 97 04 08 <text:s text:c="6"/><text:tab/>mov <text:s text:c="3"/>0x8049704,%eax</text:p>
      <text:p text:style-name="P20"><text:s/>804843b:<text:tab/>85 c0 <text:s text:c="15"/><text:tab/>test <text:s text:c="2"/>%eax,%eax</text:p>
      <text:p text:style-name="P20"><text:s/>804843d:<text:tab/>74 12 <text:s text:c="15"/><text:tab/>je <text:s text:c="4"/>8048451 &lt;tolower@plt+0xc9&gt;</text:p>
      <text:p text:style-name="P20"><text:s/>804843f:<text:tab/>b8 00 00 00 00 <text:s text:c="6"/><text:tab/>mov <text:s text:c="3"/>$0x0,%eax</text:p>
      <text:p text:style-name="P20"><text:s/>8048444:<text:tab/>85 c0 <text:s text:c="15"/><text:tab/>test <text:s text:c="2"/>%eax,%eax</text:p>
      <text:p text:style-name="P20"><text:s/>8048446:<text:tab/>74 09 <text:s text:c="15"/><text:tab/>je <text:s text:c="4"/>8048451 &lt;tolower@plt+0xc9&gt;</text:p>
      <text:p text:style-name="P20"><text:s/>8048448:<text:tab/>c7 04 24 04 97 04 08 <text:tab/>movl <text:s text:c="2"/>$0x8049704,(%esp)</text:p>
      <text:p text:style-name="P20"><text:s/>804844f:<text:tab/>ff d0 <text:s text:c="15"/><text:tab/>call <text:s text:c="2"/>*%eax</text:p>
      <text:p text:style-name="P20"><text:s/>8048451:<text:tab/>c9 <text:s text:c="18"/><text:tab/>leave <text:s/></text:p>
      <text:p text:style-name="P20"><text:s/>8048452:<text:tab/>c3 <text:s text:c="18"/><text:tab/>ret <text:s text:c="3"/></text:p>
      <text:p text:style-name="P20"><text:s/>8048453:<text:tab/>90 <text:s text:c="18"/><text:tab/>nop</text:p>
      <text:p text:style-name="P20"><text:s/>8048454:<text:tab/>55 <text:s text:c="18"/><text:tab/>push <text:s text:c="2"/>%ebp</text:p>
      <text:p text:style-name="P20"><text:s/>8048455:<text:tab/>89 e5 <text:s text:c="15"/><text:tab/>mov <text:s text:c="3"/>%esp,%ebp</text:p>
      <text:p text:style-name="P20"><text:s/>8048457:<text:tab/>53 <text:s text:c="18"/><text:tab/>push <text:s text:c="2"/>%ebx</text:p>
      <text:p text:style-name="P20"><text:s/>8048458:<text:tab/>83 ec 34 <text:s text:c="12"/><text:tab/>sub <text:s text:c="3"/>$0x34,%esp<text:tab/><text:tab/><text:tab/></text:p>
      <text:p text:style-name="P20"><text:soft-page-break/><text:s/>804845b:<text:tab/>c7 45 f0 00 00 00 00 <text:tab/>movl <text:s text:c="2"/>$0x0,-0x10(%ebp)<text:tab/><text:tab/><text:tab/>Counter1 init to 0</text:p>
      <text:p text:style-name="P20"><text:s/>8048462:<text:tab/>c7 45 f4 00 00 00 00 <text:tab/>movl <text:s text:c="2"/>$0x0,-0xc(%ebp)<text:tab/><text:tab/><text:tab/>Counter2 init to 0</text:p>
      <text:p text:style-name="P20"><text:s/></text:p>
      <text:p text:style-name="P20"/>
      <text:p text:style-name="P20"><text:s/>8048469:<text:tab/>eb 10 <text:s text:c="15"/><text:tab/>jmp <text:s text:c="3"/>804847b &lt;tolower@plt+0xf3&gt; <text:tab/>if counter2 is greater than 9 jump, otherwise do the following:</text:p>
      <text:p text:style-name="P20"><text:tab/><text:tab/><text:tab/><text:tab/><text:tab/><text:tab/><text:tab/><text:tab/></text:p>
      <text:p text:style-name="P20"><text:s/>804846b:<text:tab/>8b 5d f4 <text:s text:c="12"/><text:tab/>mov <text:s text:c="3"/>-0xc(%ebp),%ebx</text:p>
      <text:p text:style-name="P20"><text:s/>804846e:<text:tab/>e8 c5 fe ff ff <text:s text:c="6"/><text:tab/>call <text:s text:c="2"/>8048338 &lt;getchar@plt&gt;<text:tab/><text:tab/>fetch a character</text:p>
      <text:p text:style-name="P20"><text:s/>8048473:<text:tab/>88 44 1d e5 <text:s text:c="9"/><text:tab/>mov <text:s text:c="3"/>%al,-0x1b(%ebp,%ebx,1)</text:p>
      <text:p text:style-name="P20"><text:s/>8048477:<text:tab/>83 45 f4 01 <text:s text:c="9"/><text:tab/>addl <text:s text:c="2"/>$0x1,-0xc(%ebp)<text:tab/><text:tab/><text:tab/>Increment couter2</text:p>
      <text:p text:style-name="P20"><text:s/>804847b:<text:tab/>83 7d f4 09 <text:s text:c="9"/><text:tab/>cmpl <text:s text:c="2"/>$0x9,-0xc(%ebp)<text:tab/><text:tab/><text:tab/>Compare counter2 to 9 (It only looks at 9 characters)</text:p>
      <text:p text:style-name="P20"><text:s/>804847f:<text:tab/>7e ea <text:s text:c="15"/><text:tab/>jle <text:s text:c="3"/>804846b &lt;tolower@plt+0xe3&gt;<text:tab/>This is a loop back to 804846b</text:p>
      <text:p text:style-name="P20"/>
      <text:p text:style-name="P20"/>
      <text:p text:style-name="P20"><text:s/>8048481:<text:tab/>8b 45 f4 <text:s text:c="12"/><text:tab/>mov <text:s text:c="3"/>-0xc(%ebp),%eax<text:tab/><text:tab/><text:tab/></text:p>
      <text:p text:style-name="P20"><text:s/>8048484:<text:tab/>c6 44 05 e5 00 <text:s text:c="6"/><text:tab/>movb <text:s text:c="2"/>$0x0,-0x1b(%ebp,%eax,1)</text:p>
      <text:p text:style-name="P20"><text:s/>8048489:<text:tab/>c7 45 f4 01 00 00 00 <text:tab/>movl <text:s text:c="2"/>$0x1,-0xc(%ebp)<text:tab/><text:tab/><text:tab/>Reset counter2 to 1</text:p>
      <text:p text:style-name="P20"><text:s/>8048490:<text:tab/>eb 3d <text:s text:c="15"/><text:tab/>jmp <text:s text:c="3"/>80484cf &lt;tolower@plt+0x147&gt;</text:p>
      <text:p text:style-name="P20"><text:s/>8048492:<text:tab/>8b 45 f4 <text:s text:c="12"/><text:tab/>mov <text:s text:c="3"/>-0xc(%ebp),%eax</text:p>
      <text:p text:style-name="P20"><text:s/>8048495:<text:tab/>83 e8 01 <text:s text:c="12"/><text:tab/>sub <text:s text:c="3"/>$0x1,%eax<text:tab/><text:tab/>`<text:tab/>Subtract 1 from counter2</text:p>
      <text:p text:style-name="P20"><text:s/>8048498:<text:tab/>0f b6 44 05 e5 <text:s text:c="6"/><text:tab/>movzbl -0x1b(%ebp,%eax,1),%eax</text:p>
      <text:p text:style-name="P20"><text:s/>804849d:<text:tab/>0f be c0 <text:s text:c="12"/><text:tab/>movsbl %al,%eax</text:p>
      <text:p text:style-name="P20"><text:s/>80484a0:<text:tab/>89 04 24 <text:s text:c="12"/><text:tab/>mov <text:s text:c="3"/>%eax,(%esp)</text:p>
      <text:p text:style-name="P20"><text:s/>80484a3:<text:tab/>e8 e0 fe ff ff <text:s text:c="6"/><text:tab/>call <text:s text:c="2"/>8048388 &lt;tolower@plt&gt;<text:tab/><text:tab/></text:p>
      <text:p text:style-name="P20"><text:s/>80484a8:<text:tab/>83 e8 41 <text:s text:c="12"/><text:tab/>sub <text:s text:c="3"/>$0x41,%eax<text:tab/><text:tab/><text:tab/>Sub. 65 from current char</text:p>
      <text:p text:style-name="P20"><text:s/>80484ab:<text:tab/>83 f8 18 <text:s text:c="12"/><text:tab/>cmp <text:s text:c="3"/>$0x18,%eax<text:tab/><text:tab/><text:tab/>If UNSIGNED less than 24, ja will NOT execute. As a result ja ALWAYS executes.</text:p>
      <text:p text:style-name="P20"><text:s/>80484ae:<text:tab/>77 1b <text:s text:c="15"/><text:tab/>ja <text:s text:c="4"/>80484cb <text:tab/><text:tab/><text:tab/><text:tab/>Jumps to 80484cb<text:tab/></text:p>
      <text:p text:style-name="P20"><text:tab/></text:p>
      <text:p text:style-name="P20"><text:s/>80484b0:<text:tab/>ba 01 00 00 00 <text:s text:c="6"/><text:tab/>mov <text:s text:c="3"/>$0x1,%edx<text:tab/><text:tab/><text:tab/>Move 1 to edx</text:p>
      <text:p text:style-name="P20"><text:s/>80484b5:<text:tab/>89 d3 <text:s text:c="15"/><text:tab/>mov <text:s text:c="3"/>%edx,%ebx<text:tab/><text:tab/><text:tab/>Move edx to ebx</text:p>
      <text:p text:style-name="P20"><text:s/>80484b7:<text:tab/>89 c1 <text:s text:c="15"/><text:tab/>mov <text:s text:c="3"/>%eax,%ecx<text:tab/><text:tab/><text:tab/>Move eax to ecx</text:p>
      <text:p text:style-name="P20"><text:s/>80484b9:<text:tab/>d3 e3 <text:s text:c="15"/><text:tab/>shl <text:s text:c="3"/>%cl,%ebx<text:tab/><text:tab/><text:tab/><text:tab/>Shifts left by value in eac (which is char - 65)</text:p>
      <text:p text:style-name="P20"><text:s/>80484bb:<text:tab/>89 d8 <text:s text:c="15"/><text:tab/>mov <text:s text:c="3"/>%ebx,%eax<text:tab/><text:tab/><text:tab/></text:p>
      <text:p text:style-name="P20"><text:s/>80484bd:<text:tab/>25 11 41 10 01 <text:s text:c="6"/><text:tab/>and <text:s text:c="3"/>$0x1104111,%eax<text:tab/><text:tab/><text:tab/>ANDS value from shift with this. If resulting value is non-zero, the counter1 is incremented.</text:p>
      <text:p text:style-name="P20"/>
      <text:p text:style-name="P20"><text:s/>80484c2:<text:tab/>85 c0 <text:s text:c="15"/><text:tab/>test <text:s text:c="2"/>%eax,%eax<text:tab/><text:tab/><text:tab/>This jumps to tolower if eax is 0. </text:p>
      <text:p text:style-name="P20"><text:s/>80484c4:<text:tab/>74 05 <text:s text:c="15"/><text:tab/>je <text:s text:c="4"/>80484cb &lt;tolower@plt+0x143&gt;</text:p>
      <text:p text:style-name="P20"><text:s/>80484c6:<text:tab/>83 45 f0 01 <text:s text:c="9"/><text:tab/>addl <text:s text:c="2"/>$0x1,-0x10(%ebp)<text:tab/><text:tab/><text:tab/>Adds 1 to the counter2</text:p>
      <text:p text:style-name="P20"><text:s/>80484ca:<text:tab/>90 <text:s text:c="18"/><text:tab/>nop</text:p>
      <text:p text:style-name="P20"><text:s/>80484cb:<text:tab/>83 45 f4 01 <text:s text:c="9"/><text:tab/>addl <text:s text:c="2"/>$0x1,-0xc(%ebp)<text:tab/><text:tab/><text:tab/>Adds 1 to counter2</text:p>
      <text:p text:style-name="P20"><text:soft-page-break/><text:s/>80484cf:<text:tab/>83 7d f4 0a <text:s text:c="9"/><text:tab/>cmpl <text:s text:c="2"/>$0xa,-0xc(%ebp)<text:tab/><text:tab/><text:tab/>Compares counter2 with 10</text:p>
      <text:p text:style-name="P20"><text:s/>80484d3:<text:tab/>7e bd <text:s text:c="15"/><text:tab/>jle <text:s text:c="3"/>8048492 &lt;tolower@plt+0x10a&gt;<text:tab/>If counter 2 is less than or equal to 10, jump to 8048492</text:p>
      <text:p text:style-name="P20"><text:s/>80484d5:<text:tab/>83 7d f0 03 <text:s text:c="9"/><text:tab/>cmpl <text:s text:c="2"/>$0x3,-0x10(%ebp)<text:tab/><text:tab/><text:tab/>else, if counter1 equals 3</text:p>
      <text:p text:style-name="P20"/>
      <text:p text:style-name="P20"/>
      <text:p text:style-name="P20"/>
      <text:p text:style-name="P20">set *(char*) 0x080484aa = 0x21</text:p>
      <text:p text:style-name="P20">2 = 20,000 NO GOOD</text:p>
      <text:p text:style-name="P20">3 = 40,000 NO GOOD</text:p>
      <text:p text:style-name="P20">4 = 80,000 NO GOOD</text:p>
      <text:p text:style-name="P20">5 = 100,000 GOOD</text:p>
      <text:p text:style-name="P20">6 - 200,000 NO GOOD</text:p>
      <text:p text:style-name="P20"/>
      <text:p text:style-name="P20">Somehow, the comparison above seems to be preventing me from getting to the accept string below.</text:p>
      <text:p text:style-name="P20"><text:tab/><text:tab/></text:p>
      <text:p text:style-name="P20"><text:s/>80484d9:<text:tab/>75 16 <text:s text:c="15"/><text:tab/>jne <text:s text:c="3"/>80484f1 &lt;tolower@plt+0x169&gt;<text:tab/>Jump to</text:p>
      <text:p text:style-name="P20"><text:s/>80484db:<text:tab/>b8 04 86 04 08 <text:s text:c="6"/><text:tab/>mov <text:s text:c="3"/>$0x8048604,%eax <text:s text:c="14"/><text:tab/>This is the address of the ACCEPT string</text:p>
      <text:p text:style-name="P20"><text:s/>80484e0:<text:tab/>8d 55 e5 <text:s text:c="12"/><text:tab/>lea <text:s text:c="3"/>-0x1b(%ebp),%edx<text:tab/><text:tab/><text:tab/></text:p>
      <text:p text:style-name="P20"><text:s/>80484e3:<text:tab/>89 54 24 04 <text:s text:c="9"/><text:tab/>mov <text:s text:c="3"/>%edx,0x4(%esp)</text:p>
      <text:p text:style-name="P20"><text:s/>80484e7:<text:tab/>89 04 24 <text:s text:c="12"/><text:tab/>mov <text:s text:c="3"/>%eax,(%esp)</text:p>
      <text:p text:style-name="P20"><text:s/>80484ea:<text:tab/>e8 79 fe ff ff <text:s text:c="6"/><text:tab/>call <text:s text:c="2"/>8048368 &lt;printf@plt&gt;</text:p>
      <text:p text:style-name="P20"><text:s/>80484ef:<text:tab/>eb 0c <text:s text:c="15"/><text:tab/>jmp <text:s text:c="3"/>80484fd &lt;tolower@plt+0x175&gt;</text:p>
      <text:p text:style-name="P20"><text:s/>80484f1:<text:tab/>c7 04 24 32 86 04 08 <text:tab/>movl <text:s text:c="2"/>$0x8048632,(%esp)<text:tab/><text:tab/>This is the address of the REJECT string.</text:p>
      <text:p text:style-name="P20"><text:s/>80484f8:<text:tab/>e8 7b fe ff ff <text:s text:c="6"/><text:tab/>call <text:s text:c="2"/>8048378 &lt;puts@plt&gt;</text:p>
      <text:p text:style-name="P20"><text:s/>80484fd:<text:tab/>83 c4 34 <text:s text:c="12"/><text:tab/>add <text:s text:c="3"/>$0x34,%esp</text:p>
      <text:p text:style-name="P20"><text:s/>8048500:<text:tab/>5b <text:s text:c="18"/><text:tab/>pop <text:s text:c="3"/>%ebx</text:p>
      <text:p text:style-name="P20"><text:s/>8048501:<text:tab/>5d <text:s text:c="18"/><text:tab/>pop <text:s text:c="3"/>%ebp</text:p>
      <text:p text:style-name="P20"><text:s/>8048502:<text:tab/>c3 <text:s text:c="18"/><text:tab/>ret <text:s text:c="3"/></text:p>
      <text:p text:style-name="P20"><text:s/>8048503:<text:tab/>55 <text:s text:c="18"/><text:tab/>push <text:s text:c="2"/>%ebp</text:p>
      <text:p text:style-name="P20"><text:s/>8048504:<text:tab/>89 e5 <text:s text:c="15"/><text:tab/>mov <text:s text:c="3"/>%esp,%ebp</text:p>
      <text:p text:style-name="P20"><text:s/>8048506:<text:tab/>83 ec 08 <text:s text:c="12"/><text:tab/>sub <text:s text:c="3"/>$0x8,%esp</text:p>
      <text:p text:style-name="P20"><text:s/>8048509:<text:tab/>e8 46 ff ff ff <text:s text:c="6"/><text:tab/>call <text:s text:c="2"/>8048454 &lt;tolower@plt+0xcc&gt;</text:p>
      <text:p text:style-name="P20"><text:s/>804850e:<text:tab/>c9 <text:s text:c="18"/><text:tab/>leave <text:s/></text:p>
      <text:p text:style-name="P20"><text:s/>804850f:<text:tab/>c3 <text:s text:c="18"/><text:tab/>ret <text:s text:c="3"/></text:p>
      <text:p text:style-name="P20"><text:s/>8048510:<text:tab/>55 <text:s text:c="18"/><text:tab/>push <text:s text:c="2"/>%ebp</text:p>
      <text:p text:style-name="P20"><text:s/>8048511:<text:tab/>89 e5 <text:s text:c="15"/><text:tab/>mov <text:s text:c="3"/>%esp,%ebp</text:p>
      <text:p text:style-name="P20"><text:s/>8048513:<text:tab/>83 ec 18 <text:s text:c="12"/><text:tab/>sub <text:s text:c="3"/>$0x18,%esp</text:p>
      <text:p text:style-name="P20"><text:s/>8048516:<text:tab/>c7 45 f4 46 86 04 08 <text:tab/>movl <text:s text:c="2"/>$0x8048646,-0xc(%ebp)</text:p>
      <text:p text:style-name="P20"><text:s/>804851d:<text:tab/>e8 e1 ff ff ff <text:s text:c="6"/><text:tab/>call <text:s text:c="2"/>8048503 &lt;tolower@plt+0x17b&gt;</text:p>
      <text:p text:style-name="P20"><text:s/>8048522:<text:tab/>c9 <text:s text:c="18"/><text:tab/>leave <text:s/></text:p>
      <text:p text:style-name="P20"><text:s/>8048523:<text:tab/>c3 <text:s text:c="18"/><text:tab/>ret <text:s text:c="3"/></text:p>
      <text:p text:style-name="P20"><text:s/>8048524:<text:tab/>55 <text:s text:c="18"/><text:tab/>push <text:s text:c="2"/>%ebp</text:p>
      <text:p text:style-name="P20"><text:s/>8048525:<text:tab/>89 e5 <text:s text:c="15"/><text:tab/>mov <text:s text:c="3"/>%esp,%ebp</text:p>
      <text:p text:style-name="P20"><text:s/>8048527:<text:tab/>83 e4 f0 <text:s text:c="12"/><text:tab/>and <text:s text:c="3"/>$0xfffffff0,%esp</text:p>
      <text:p text:style-name="P20"><text:soft-page-break/><text:s/>804852a:<text:tab/>e8 e1 ff ff ff <text:s text:c="6"/><text:tab/>call <text:s text:c="2"/>8048510 &lt;tolower@plt+0x188&gt;</text:p>
      <text:p text:style-name="P20"><text:s/>804852f:<text:tab/>89 ec <text:s text:c="15"/><text:tab/>mov <text:s text:c="3"/>%ebp,%esp</text:p>
      <text:p text:style-name="P20"><text:s/>8048531:<text:tab/>5d <text:s text:c="18"/><text:tab/>pop <text:s text:c="3"/>%ebp</text:p>
      <text:p text:style-name="P20"><text:s/>8048532:<text:tab/>c3 <text:s text:c="18"/><text:tab/>ret <text:s text:c="2"/></text:p>
      <text:p text:style-name="P20"/>
      <text:p text:style-name="P20"><text:s/></text:p>
      <text:p text:style-name="P20"/>
      <text:p text:style-name="P20"><text:s/>8048533:<text:tab/>90 <text:s text:c="18"/><text:tab/>nop</text:p>
      <text:p text:style-name="P20"><text:s/>8048534:<text:tab/>90 <text:s text:c="18"/><text:tab/>nop</text:p>
      <text:p text:style-name="P20"><text:s/>8048535:<text:tab/>90 <text:s text:c="18"/><text:tab/>nop</text:p>
      <text:p text:style-name="P20"><text:s/>8048536:<text:tab/>90 <text:s text:c="18"/><text:tab/>nop</text:p>
      <text:p text:style-name="P20"><text:s/>8048537:<text:tab/>90 <text:s text:c="18"/><text:tab/>nop</text:p>
      <text:p text:style-name="P20"><text:s/>8048538:<text:tab/>90 <text:s text:c="18"/><text:tab/>nop</text:p>
      <text:p text:style-name="P20"><text:s/>8048539:<text:tab/>90 <text:s text:c="18"/><text:tab/>nop</text:p>
      <text:p text:style-name="P20"><text:s/>804853a:<text:tab/>90 <text:s text:c="18"/><text:tab/>nop</text:p>
      <text:p text:style-name="P20"><text:s/>804853b:<text:tab/>90 <text:s text:c="18"/><text:tab/>nop</text:p>
      <text:p text:style-name="P20"><text:s/>804853c:<text:tab/>90 <text:s text:c="18"/><text:tab/>nop</text:p>
      <text:p text:style-name="P20"><text:s/>804853d:<text:tab/>90 <text:s text:c="18"/><text:tab/>nop</text:p>
      <text:p text:style-name="P20"><text:s/>804853e:<text:tab/>90 <text:s text:c="18"/><text:tab/>nop</text:p>
      <text:p text:style-name="P20"><text:s/>804853f:<text:tab/>90 <text:s text:c="18"/><text:tab/>nop</text:p>
      <text:p text:style-name="P20"/>
      <text:p text:style-name="P20"/>
      <text:p text:style-name="P20"/>
      <text:p text:style-name="P20"><text:s/>8048540:<text:tab/>55 <text:s text:c="18"/><text:tab/>push <text:s text:c="2"/>%ebp</text:p>
      <text:p text:style-name="P20"><text:s/>8048541:<text:tab/>89 e5 <text:s text:c="15"/><text:tab/>mov <text:s text:c="3"/>%esp,%ebp</text:p>
      <text:p text:style-name="P20"><text:s/>8048543:<text:tab/>5d <text:s text:c="18"/><text:tab/>pop <text:s text:c="3"/>%ebp</text:p>
      <text:p text:style-name="P20"><text:s/>8048544:<text:tab/>c3 <text:s text:c="18"/><text:tab/>ret <text:s text:c="3"/></text:p>
      <text:p text:style-name="P20"><text:s/>8048545:<text:tab/>66 66 2e 0f 1f 84 00 <text:tab/>data16 nopw %cs:0x0(%eax,%eax,1)</text:p>
      <text:p text:style-name="P20"><text:s/>804854c:<text:tab/>00 00 00 00 </text:p>
      <text:p text:style-name="P20"><text:s/>8048550:<text:tab/>55 <text:s text:c="18"/><text:tab/>push <text:s text:c="2"/>%ebp</text:p>
      <text:p text:style-name="P20"><text:s/>8048551:<text:tab/>89 e5 <text:s text:c="15"/><text:tab/>mov <text:s text:c="3"/>%esp,%ebp</text:p>
      <text:p text:style-name="P20"><text:s/>8048553:<text:tab/>57 <text:s text:c="18"/><text:tab/>push <text:s text:c="2"/>%edi</text:p>
      <text:p text:style-name="P20"><text:s/>8048554:<text:tab/>56 <text:s text:c="18"/><text:tab/>push <text:s text:c="2"/>%esi</text:p>
      <text:p text:style-name="P20"><text:s/>8048555:<text:tab/>53 <text:s text:c="18"/><text:tab/>push <text:s text:c="2"/>%ebx</text:p>
      <text:p text:style-name="P20"><text:s/>8048556:<text:tab/>e8 4f 00 00 00 <text:s text:c="6"/><text:tab/>call <text:s text:c="2"/>80485aa &lt;tolower@plt+0x222&gt;</text:p>
      <text:p text:style-name="P20"><text:s/>804855b:<text:tab/>81 c3 79 12 00 00 <text:s text:c="3"/><text:tab/>add <text:s text:c="3"/>$0x1279,%ebx</text:p>
      <text:p text:style-name="P20"><text:s/>8048561:<text:tab/>83 ec 1c <text:s text:c="12"/><text:tab/>sub <text:s text:c="3"/>$0x1c,%esp</text:p>
      <text:p text:style-name="P20"><text:s/>8048564:<text:tab/>e8 8f fd ff ff <text:s text:c="6"/><text:tab/>call <text:s text:c="2"/>80482f8 &lt;getchar@plt-0x40&gt;</text:p>
      <text:p text:style-name="P20"><text:s/>8048569:<text:tab/>8d bb 20 ff ff ff <text:s text:c="3"/><text:tab/>lea <text:s text:c="3"/>-0xe0(%ebx),%edi</text:p>
      <text:p text:style-name="P20"><text:s/>804856f:<text:tab/>8d 83 20 ff ff ff <text:s text:c="3"/><text:tab/>lea <text:s text:c="3"/>-0xe0(%ebx),%eax</text:p>
      <text:p text:style-name="P20"><text:s/>8048575:<text:tab/>29 c7 <text:s text:c="15"/><text:tab/>sub <text:s text:c="3"/>%eax,%edi</text:p>
      <text:p text:style-name="P20"><text:s/>8048577:<text:tab/>c1 ff 02 <text:s text:c="12"/><text:tab/>sar <text:s text:c="3"/>$0x2,%edi</text:p>
      <text:p text:style-name="P20"><text:s/>804857a:<text:tab/>85 ff <text:s text:c="15"/><text:tab/>test <text:s text:c="2"/>%edi,%edi</text:p>
      <text:p text:style-name="P20"><text:s/>804857c:<text:tab/>74 24 <text:s text:c="15"/><text:tab/>je <text:s text:c="4"/>80485a2 &lt;tolower@plt+0x21a&gt;</text:p>
      <text:p text:style-name="P20"><text:s/>804857e:<text:tab/>31 f6 <text:s text:c="15"/><text:tab/>xor <text:s text:c="3"/>%esi,%esi</text:p>
      <text:p text:style-name="P20"><text:s/>8048580:<text:tab/>8b 45 10 <text:s text:c="12"/><text:tab/>mov <text:s text:c="3"/>0x10(%ebp),%eax</text:p>
      <text:p text:style-name="P20"><text:s/>8048583:<text:tab/>89 44 24 08 <text:s text:c="9"/><text:tab/>mov <text:s text:c="3"/>%eax,0x8(%esp)</text:p>
      <text:p text:style-name="P20"><text:s/>8048587:<text:tab/>8b 45 0c <text:s text:c="12"/><text:tab/>mov <text:s text:c="3"/>0xc(%ebp),%eax</text:p>
      <text:p text:style-name="P20"><text:s/>804858a:<text:tab/>89 44 24 04 <text:s text:c="9"/><text:tab/>mov <text:s text:c="3"/>%eax,0x4(%esp)</text:p>
      <text:p text:style-name="P20"><text:soft-page-break/><text:s/>804858e:<text:tab/>8b 45 08 <text:s text:c="12"/><text:tab/>mov <text:s text:c="3"/>0x8(%ebp),%eax</text:p>
      <text:p text:style-name="P20"><text:s/>8048591:<text:tab/>89 04 24 <text:s text:c="12"/><text:tab/>mov <text:s text:c="3"/>%eax,(%esp)</text:p>
      <text:p text:style-name="P20"><text:s/>8048594:<text:tab/>ff 94 b3 20 ff ff ff <text:tab/>call <text:s text:c="2"/>*-0xe0(%ebx,%esi,4)</text:p>
      <text:p text:style-name="P20"><text:s/>804859b:<text:tab/>83 c6 01 <text:s text:c="12"/><text:tab/>add <text:s text:c="3"/>$0x1,%esi</text:p>
      <text:p text:style-name="P20"><text:s/>804859e:<text:tab/>39 fe <text:s text:c="15"/><text:tab/>cmp <text:s text:c="3"/>%edi,%esi</text:p>
      <text:p text:style-name="P20"><text:s/>80485a0:<text:tab/>72 de <text:s text:c="15"/><text:tab/>jb <text:s text:c="4"/>8048580 &lt;tolower@plt+0x1f8&gt;</text:p>
      <text:p text:style-name="P20"><text:s/>80485a2:<text:tab/>83 c4 1c <text:s text:c="12"/><text:tab/>add <text:s text:c="3"/>$0x1c,%esp</text:p>
      <text:p text:style-name="P20"><text:s/>80485a5:<text:tab/>5b <text:s text:c="18"/><text:tab/>pop <text:s text:c="3"/>%ebx</text:p>
      <text:p text:style-name="P20"><text:s/>80485a6:<text:tab/>5e <text:s text:c="18"/><text:tab/>pop <text:s text:c="3"/>%esi</text:p>
      <text:p text:style-name="P20"><text:s/>80485a7:<text:tab/>5f <text:s text:c="18"/><text:tab/>pop <text:s text:c="3"/>%edi</text:p>
      <text:p text:style-name="P20"><text:s/>80485a8:<text:tab/>5d <text:s text:c="18"/><text:tab/>pop <text:s text:c="3"/>%ebp</text:p>
      <text:p text:style-name="P20"><text:s/>80485a9:<text:tab/>c3 <text:s text:c="18"/><text:tab/>ret <text:s text:c="3"/></text:p>
      <text:p text:style-name="P20"><text:s/>80485aa:<text:tab/>8b 1c 24 <text:s text:c="12"/><text:tab/>mov <text:s text:c="3"/>(%esp),%ebx</text:p>
      <text:p text:style-name="P20"><text:s/>80485ad:<text:tab/>c3 <text:s text:c="18"/><text:tab/>ret <text:s text:c="3"/></text:p>
      <text:p text:style-name="P20"/>
      <text:p text:style-name="P20"><text:s/>80485ae:<text:tab/>90 <text:s text:c="18"/><text:tab/>nop</text:p>
      <text:p text:style-name="P20"><text:s/>80485af:<text:tab/>90 <text:s text:c="18"/><text:tab/>nop</text:p>
      <text:p text:style-name="P20"/>
      <text:p text:style-name="P20"/>
      <text:p text:style-name="P20"><text:s/>80485b0:<text:tab/>55 <text:s text:c="18"/><text:tab/>push <text:s text:c="2"/>%ebp</text:p>
      <text:p text:style-name="P20"><text:s/>80485b1:<text:tab/>89 e5 <text:s text:c="15"/><text:tab/>mov <text:s text:c="3"/>%esp,%ebp</text:p>
      <text:p text:style-name="P20"><text:s/>80485b3:<text:tab/>53 <text:s text:c="18"/><text:tab/>push <text:s text:c="2"/>%ebx</text:p>
      <text:p text:style-name="P20"><text:s/>80485b4:<text:tab/>83 ec 04 <text:s text:c="12"/><text:tab/>sub <text:s text:c="3"/>$0x4,%esp</text:p>
      <text:p text:style-name="P20"><text:s/>80485b7:<text:tab/>a1 f4 96 04 08 <text:s text:c="6"/><text:tab/>mov <text:s text:c="3"/>0x80496f4,%eax</text:p>
      <text:p text:style-name="P20"><text:s/>80485bc:<text:tab/>83 f8 ff <text:s text:c="12"/><text:tab/>cmp <text:s text:c="3"/>$0xffffffff,%eax</text:p>
      <text:p text:style-name="P20"><text:s/>80485bf:<text:tab/>74 13 <text:s text:c="15"/><text:tab/>je <text:s text:c="4"/>80485d4 &lt;tolower@plt+0x24c&gt;</text:p>
      <text:p text:style-name="P20"><text:s/>80485c1:<text:tab/>bb f4 96 04 08 <text:s text:c="6"/><text:tab/>mov <text:s text:c="3"/>$0x80496f4,%ebx</text:p>
      <text:p text:style-name="P20"><text:s/>80485c6:<text:tab/>66 90 <text:s text:c="15"/><text:tab/>xchg <text:s text:c="2"/>%ax,%ax</text:p>
      <text:p text:style-name="P20"><text:s/>80485c8:<text:tab/>83 eb 04 <text:s text:c="12"/><text:tab/>sub <text:s text:c="3"/>$0x4,%ebx</text:p>
      <text:p text:style-name="P20"><text:s/>80485cb:<text:tab/>ff d0 <text:s text:c="15"/><text:tab/>call <text:s text:c="2"/>*%eax</text:p>
      <text:p text:style-name="P20"><text:s/>80485cd:<text:tab/>8b 03 <text:s text:c="15"/><text:tab/>mov <text:s text:c="3"/>(%ebx),%eax</text:p>
      <text:p text:style-name="P20"><text:s/>80485cf:<text:tab/>83 f8 ff <text:s text:c="12"/><text:tab/>cmp <text:s text:c="3"/>$0xffffffff,%eax</text:p>
      <text:p text:style-name="P20"><text:s/>80485d2:<text:tab/>75 f4 <text:s text:c="15"/><text:tab/>jne <text:s text:c="3"/>80485c8 &lt;tolower@plt+0x240&gt;</text:p>
      <text:p text:style-name="P20"><text:s/>80485d4:<text:tab/>83 c4 04 <text:s text:c="12"/><text:tab/>add <text:s text:c="3"/>$0x4,%esp</text:p>
      <text:p text:style-name="P20"><text:s/>80485d7:<text:tab/>5b <text:s text:c="18"/><text:tab/>pop <text:s text:c="3"/>%ebx</text:p>
      <text:p text:style-name="P20"><text:s/>80485d8:<text:tab/>5d <text:s text:c="18"/><text:tab/>pop <text:s text:c="3"/>%ebp</text:p>
      <text:p text:style-name="P20"><text:s/>80485d9:<text:tab/>c3 <text:s text:c="18"/><text:tab/>ret</text:p>
      <text:p text:style-name="P20"/>
      <text:p text:style-name="P20"><text:s/>80485da:<text:tab/>90 <text:s text:c="18"/><text:tab/>nop</text:p>
      <text:p text:style-name="P20"><text:s/>80485db:<text:tab/>90 <text:s text:c="18"/><text:tab/>nop</text:p>
      <text:p text:style-name="P20"/>
      <text:p text:style-name="P20">Disassembly of section .fini:</text:p>
      <text:p text:style-name="P20"/>
      <text:p text:style-name="P20">080485dc &lt;.fini&gt;:</text:p>
      <text:p text:style-name="P20"><text:s/>80485dc:<text:tab/>55 <text:s text:c="18"/><text:tab/>push <text:s text:c="2"/>%ebp</text:p>
      <text:p text:style-name="P20"><text:s/>80485dd:<text:tab/>89 e5 <text:s text:c="15"/><text:tab/>mov <text:s text:c="3"/>%esp,%ebp</text:p>
      <text:p text:style-name="P20"><text:s/>80485df:<text:tab/>53 <text:s text:c="18"/><text:tab/>push <text:s text:c="2"/>%ebx</text:p>
      <text:p text:style-name="P20"><text:s/>80485e0:<text:tab/>83 ec 04 <text:s text:c="12"/><text:tab/>sub <text:s text:c="3"/>$0x4,%esp</text:p>
      <text:p text:style-name="P20"><text:s/>80485e3:<text:tab/>e8 00 00 00 00 <text:s text:c="6"/><text:tab/>call <text:s text:c="2"/>80485e8 &lt;tolower@plt+0x260&gt;</text:p>
      <text:p text:style-name="P20"><text:soft-page-break/><text:s/>80485e8:<text:tab/>5b <text:s text:c="18"/><text:tab/>pop <text:s text:c="3"/>%ebx</text:p>
      <text:p text:style-name="P20"><text:s/>80485e9:<text:tab/>81 c3 ec 11 00 00 <text:s text:c="3"/><text:tab/>add <text:s text:c="3"/>$0x11ec,%ebx</text:p>
      <text:p text:style-name="P20"><text:s/>80485ef:<text:tab/>e8 dc fd ff ff <text:s text:c="6"/><text:tab/>call <text:s text:c="2"/>80483d0 &lt;tolower@plt+0x48&gt;</text:p>
      <text:p text:style-name="P20"><text:s/>80485f4:<text:tab/>59 <text:s text:c="18"/><text:tab/>pop <text:s text:c="3"/>%ecx</text:p>
      <text:p text:style-name="P20"><text:s/>80485f5:<text:tab/>5b <text:s text:c="18"/><text:tab/>pop <text:s text:c="3"/>%ebx</text:p>
      <text:p text:style-name="P20"><text:s/>80485f6:<text:tab/>c9 <text:s text:c="18"/><text:tab/>leave <text:s/></text:p>
      <text:p text:style-name="P20"><text:s/>80485f7:<text:tab/>c3 <text:s text:c="18"/><text:tab/>ret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52:06.290694395</meta:creation-date>
    <dc:date>2017-06-28T14:27:29.655542286</dc:date>
    <meta:editing-duration>PT13H56M32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1" meta:paragraph-count="340" meta:word-count="2765" meta:character-count="20175" meta:non-whitespace-character-count="13139"/>
  </office:meta>
</office:document-meta>
</file>